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Lucida Console'" style:font-style-name="Обычный" style:font-family-generic="modern" style:font-pitch="fixed" fo:font-size="18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cm" svg:height="1cm" svg:x="2cm" svg:y="1.5cm">
          <text:p text:style-name="P1">Начал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5cm" svg:height="1cm" svg:x="2cm" svg:y="27cm">
          <text:p text:style-name="P1">Коне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1.5cm" svg:x="1.5cm" svg:y="4cm">
          <text:p text:style-name="P1">int argc</text:p>
          <text:p text:style-name="P1"><text:s/>char* argv[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1" draw:layer="layout" svg:width="5cm" svg:height="3cm" svg:x="2cm" svg:y="6.5cm">
          <text:p text:style-name="P1">argc &lt;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4.5cm" svg:y1="2.5cm" svg:x2="4.5cm" svg:y2="4cm">
          <text:p/>
        </draw:line>
        <draw:line draw:style-name="gr2" draw:text-style-name="P3" draw:layer="layout" svg:x1="4.5cm" svg:y1="5.5cm" svg:x2="4.5cm" svg:y2="6.5cm">
          <text:p/>
        </draw:line>
        <draw:line draw:style-name="gr2" draw:text-style-name="P3" draw:layer="layout" svg:x1="4.5cm" svg:y1="9.5cm" svg:x2="4.5cm" svg:y2="27cm">
          <text:p/>
        </draw:line>
        <draw:custom-shape draw:style-name="gr1" draw:text-style-name="P2" draw:id="id2" draw:layer="layout" svg:width="6cm" svg:height="1.5cm" svg:x="9cm" svg:y="9cm">
          <text:p text:style-name="P1">i = 1; i &lt; argc; i++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2" draw:id="id3" draw:layer="layout" svg:width="8.5cm" svg:height="1cm" svg:x="7.5cm" svg:y="11cm">
          <text:p text:style-name="P1">bufsize+= strlen(argv[i]) + 1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12cm" svg:height="2cm" svg:x="7cm" svg:y="14cm">
          <text:p text:style-name="P1">buf = (char*)malloc(sizeof(char) * bufsize);</text:p>
          <text:p text:style-name="P1">strcpy(buf, ""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6.5cm" svg:height="1.5cm" svg:x="9.5cm" svg:y="17.5cm">
          <text:p text:style-name="P1">i = 1; i &lt; argc; i++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2" draw:id="id5" draw:layer="layout" svg:width="6cm" svg:height="1.5cm" svg:x="9.5cm" svg:y="20cm">
          <text:p text:style-name="P1">strcat(buf, argv[i]);</text:p>
          <text:p text:style-name="P1">strcat(buf, " "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4.5cm" svg:height="1cm" svg:x="15cm" svg:y="22.5cm">
          <text:p text:style-name="P1">system(buf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7cm" svg:y1="7.999cm" svg:x2="11.999cm" svg:y2="9cm" draw:start-shape="id1" draw:start-glue-point="7" draw:end-shape="id2" draw:end-glue-point="4">
          <text:p/>
        </draw:connector>
        <draw:line draw:style-name="gr2" draw:text-style-name="P3" draw:layer="layout" svg:x1="12cm" svg:y1="10.5cm" svg:x2="12cm" svg:y2="11cm">
          <text:p/>
        </draw:line>
        <draw:connector draw:style-name="gr3" draw:text-style-name="P3" draw:layer="layout" svg:x1="11.749cm" svg:y1="12cm" svg:x2="9cm" svg:y2="9.749cm" draw:start-shape="id3" draw:start-glue-point="6" draw:end-shape="id2" draw:end-glue-point="6">
          <text:p/>
        </draw:connector>
        <draw:connector draw:style-name="gr3" draw:text-style-name="P3" draw:layer="layout" draw:line-skew="2cm" svg:x1="15cm" svg:y1="9.749cm" svg:x2="12.998cm" svg:y2="14cm" draw:start-shape="id2" draw:start-glue-point="10" draw:end-shape="id4" draw:end-glue-point="4">
          <text:p/>
        </draw:connector>
        <draw:line draw:style-name="gr2" draw:text-style-name="P3" draw:layer="layout" svg:x1="13cm" svg:y1="16cm" svg:x2="13cm" svg:y2="17.5cm">
          <text:p/>
        </draw:line>
        <draw:line draw:style-name="gr2" draw:text-style-name="P3" draw:layer="layout" svg:x1="12.5cm" svg:y1="19cm" svg:x2="12.5cm" svg:y2="20cm">
          <text:p/>
        </draw:line>
        <draw:connector draw:style-name="gr3" draw:text-style-name="P3" draw:layer="layout" draw:line-skew="-1cm" svg:x1="9.5cm" svg:y1="20.749cm" svg:x2="9.5cm" svg:y2="18.249cm" draw:start-shape="id5" draw:start-glue-point="5" draw:end-shape="id6" draw:end-glue-point="6">
          <text:p/>
        </draw:connector>
        <draw:connector draw:style-name="gr3" draw:text-style-name="P3" draw:layer="layout" svg:x1="15.998cm" svg:y1="18.249cm" svg:x2="17.249cm" svg:y2="22.5cm" draw:start-shape="id6" draw:start-glue-point="10" draw:end-shape="id7" draw:end-glue-point="4">
          <text:p/>
        </draw:connector>
        <draw:connector draw:style-name="gr4" draw:text-style-name="P3" draw:layer="layout" svg:x1="17.249cm" svg:y1="23.5cm" svg:x2="4.5cm" svg:y2="27cm" draw:start-shape="id7" draw:start-glue-point="6" draw:end-shape="id8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
  </meta:generator>
    <meta:creation-date>2008-04-17T23:52:21</meta:creation-date>
    <dc:date>2008-04-18T00:45:01</dc:date>
    <meta:editing-cycles>23</meta:editing-cycles>
    <meta:editing-duration>PT36M34S</meta:editing-duration>
    <meta:user-defined meta:name="Поле 1"/>
    <meta:user-defined meta:name="Поле 2"/>
    <meta:user-defined meta:name="Поле 3"/>
    <meta:user-defined meta:name="Поле 4"/>
    <meta:document-statistic meta:object-count="22"/>
  </office:meta>
</office:document-meta>
</file>